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style:font-name="Monaco" fo:font-size="9pt" style:font-name-asian="Monaco" style:font-size-asian="9pt" style:font-name-complex="Monaco" style:font-size-complex="9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4" style:family="paragraph" style:parent-style-name="Heading_20_2">
      <style:text-properties fo:color="#000000" style:font-name="Verdana1" fo:font-size="12pt" style:font-name-asian="Monaco" style:font-size-asian="10.5pt" style:font-name-complex="Monaco" style:font-size-complex="12pt"/>
    </style:style>
    <style:style style:name="P5" style:family="paragraph" style:parent-style-name="Heading_20_2">
      <style:text-properties fo:font-style="italic" style:font-style-asian="italic" style:font-style-complex="italic"/>
    </style:style>
    <style:style style:name="P6" style:family="paragraph" style:parent-style-name="Heading_20_1">
      <style:text-properties fo:font-size="14pt" style:font-size-asian="14pt" style:font-size-complex="14pt"/>
    </style:style>
    <style:style style:name="P7" style:family="paragraph" style:parent-style-name="Text_20_body">
      <style:text-properties fo:font-size="12pt" style:font-size-asian="10.5pt" style:font-size-complex="12pt"/>
    </style:style>
    <style:style style:name="P8" style:family="paragraph" style:parent-style-name="Standard">
      <style:text-properties fo:color="#000000" style:font-name="Verdana1" fo:font-size="12pt" style:font-name-asian="Monaco" style:font-size-asian="10.5pt" style:font-name-complex="Monaco" style:font-size-complex="12pt"/>
    </style:style>
    <style:style style:name="P9" style:family="paragraph" style:parent-style-name="Standard" style:list-style-name="L1">
      <style:text-properties fo:color="#000000" style:font-name="Verdana1" fo:font-size="12pt" style:font-name-asian="Monaco" style:font-size-asian="10.5pt" style:font-name-complex="Monaco" style:font-size-complex="12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00000" style:font-name="Verdana1" fo:font-size="11pt" style:font-name-asian="Monaco" style:font-size-asian="11pt" style:font-name-complex="Monaco" style:font-size-complex="11pt"/>
    </style:style>
    <style:style style:name="T5" style:family="text">
      <style:text-properties fo:color="#000000" style:font-name="Verdana1" fo:font-size="12pt" style:font-name-asian="Monaco" style:font-size-asian="10.5pt" style:font-name-complex="Monaco" style:font-size-complex="12pt"/>
    </style:style>
    <style:style style:name="T6" style:family="text">
      <style:text-properties fo:color="#000000" fo:background-color="#ffff00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style="normal" style:font-size-asian="11pt" style:font-style-asian="normal" style:font-size-complex="11pt" style:font-style-complex="normal"/>
    </style:style>
    <style:style style:name="T9" style:family="text">
      <style:text-properties fo:color="#000000" fo:font-size="12pt" style:font-size-asian="10.5pt" style:font-size-complex="12pt"/>
    </style:style>
    <style:style style:name="T10" style:family="text">
      <style:text-properties fo:color="#000000" fo:font-style="normal" style:font-style-asian="normal" style:font-style-complex="normal"/>
    </style:style>
    <style:style style:name="T11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12" style:family="text">
      <style:text-properties style:font-name="Verdana1"/>
    </style:style>
    <style:style style:name="T13" style:family="text">
      <style:text-properties style:font-name="Verdana1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Monaco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fo:font-weight="bold" fo:background-color="#ffff00" style:font-weight-asian="bold" style:font-weight-complex="bold"/>
    </style:style>
    <style:style style:name="T18" style:family="text">
      <style:text-properties fo:color="#7f0055" fo:font-size="11pt" fo:font-weight="bold" style:font-size-asian="11pt" style:font-weight-asian="bold" style:font-size-complex="11pt" style:font-weight-complex="bold"/>
    </style:style>
    <style:style style:name="T19" style:family="text">
      <style:text-properties fo:background-color="#ffff00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background-color="#ffff00" style:font-style-asian="normal" style:font-style-complex="normal"/>
    </style:style>
    <style:style style:name="T22" style:family="text">
      <style:text-properties fo:color="#2a00ff"/>
    </style:style>
    <style:style style:name="T23" style:family="text">
      <style:text-properties fo:color="#2a00ff" fo:font-size="11pt" style:font-size-asian="11pt" style:font-size-complex="11pt"/>
    </style:style>
    <style:style style:name="T24" style:family="text">
      <style:text-properties fo:color="#646464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Add a New Virtual Machine Implementation to AppGinger</text:p>
      <text:p text:style-name="Standard"><text:span text:style-name="T1">Stephen Leach &lt;</text:span><text:a xlink:type="simple" xlink:href="mailto:stephen.leach@steelypip.com"><text:span text:style-name="T1">stephen.leach@steelypip.com</text:span></text:a><text:span text:style-name="T1">&gt;</text:span></text:p>
      <text:p text:style-name="Standard"/>
      <text:h text:style-name="Heading_20_1" text:outline-level="1">Overview</text:h>
      <text:p text:style-name="Standard">The AppGinger Interpreter has a single instruction set but multiple implementations of that instruction set. In this case-study/tutorial, we'll develop a byte-coded implementation. This won't be efficient but it does provide a useful performance comparison.</text:p>
      <text:p text:style-name="Standard">Each implementation is called an “engine”, so this is really developing the byte-code engine. Unfortunately I did not settle on the term engine until late in the day, so the code is written using the cumbersome phrase “machine implementation”. It's the same thing though.</text:p>
      <text:h text:style-name="Heading_20_1" text:outline-level="1">Preliminaries</text:h>
      <text:h text:style-name="Heading_20_2" text:outline-level="2">Some Environment Variables</text:h>
      <text:p text:style-name="Text_20_body">To keep the explanation compact I have assumed the following environment variables.</text:p>
      <text:p text:style-name="Text_20_body"><text:span text:style-name="Source_20_Text">export SPICERY=&lt;where your Spicery projects are stored&gt;<text:line-break/>export GINGER=${SPICERY}/ginger<text:line-break/>export APPGINGER=${GINGER}/apps/appginger</text:span></text:p>
      <text:p text:style-name="Text_20_body">For reference, my <text:span text:style-name="Source_20_Text">$SPICERY</text:span> is <text:span text:style-name="Source_20_Text">~/projects/Spicery</text:span>.</text:p>
      <text:h text:style-name="Heading_20_2" text:outline-level="2">First Step: Create a New Engine Based on Old One</text:h>
      <text:p text:style-name="Standard">The key files are generated by a Java programme, which I edit using Eclipse. Open up <text:span text:style-name="Source_20_Text"><text:span text:style-name="T7">com.steelypip.appginger.codegen</text:span></text:span> and you should be able to see implementations named <text:s/><text:span text:style-name="Source_20_Text"><text:span text:style-name="T7">Implementation1</text:span></text:span><text:span text:style-name="T3">, </text:span><text:span text:style-name="Source_20_Text"><text:span text:style-name="T7">Implementation2</text:span></text:span><text:span text:style-name="T3">, and <text:s/></text:span><text:span text:style-name="Source_20_Text"><text:span text:style-name="T7">Implementation3</text:span></text:span><text:span text:style-name="T3">.</text:span><text:span text:style-name="T5">We will be creating </text:span><text:span text:style-name="Source_20_Text"><text:span text:style-name="T7">Implementation4</text:span></text:span><text:span text:style-name="T5">.</text:span></text:p>
      <text:p text:style-name="Standard">Using Eclipse, copy (^C) the file <text:span text:style-name="Source_20_Text"><text:span text:style-name="T7">Implementation1</text:span></text:span><text:span text:style-name="T4"> </text:span><text:span text:style-name="T5">and paste it (^V), and rename it to create </text:span><text:span text:style-name="Source_20_Text"><text:span text:style-name="T7">Implementation4</text:span></text:span><text:span text:style-name="T5">. Edit the new file and ensure it has its own unique ID, edit getNumId() so that it returns 4. This gives you a fresh clone of Implementation.</text:span></text:p>
      <text:p text:style-name="P8"/>
      <text:h text:style-name="P4" text:outline-level="2">Second Step: Add into List of Implementations</text:h>
      <text:p text:style-name="Standard"><text:span text:style-name="T5">The second step is to add this new Implementation into the list of implementations that get automatically generated. This means editing the method </text:span><text:span text:style-name="Source_20_Text"><text:span text:style-name="T7">com.steelypip.appginger.codegen.Main</text:span></text:span><text:span text:style-name="Source_20_Text"><text:span text:style-name="T9">.</text:span></text:span><text:span text:style-name="Source_20_Text"><text:span text:style-name="T7">implementations</text:span></text:span><text:span text:style-name="Source_20_Text"><text:span text:style-name="T9">()</text:span></text:span><text:span text:style-name="T5">.</text:span></text:p>
      <text:p text:style-name="P8"/>
      <text:p text:style-name="P2"><text:soft-page-break/><text:span text:style-name="Source_20_Text"><text:span text:style-name="T16">private</text:span></text:span><text:span text:style-name="Source_20_Text"><text:span text:style-name="T2"> List&lt; Implementation &gt; implementations() {<text:line-break/><text:tab/></text:span></text:span><text:span text:style-name="Source_20_Text"><text:span text:style-name="T16">final</text:span></text:span><text:span text:style-name="Source_20_Text"><text:span text:style-name="T2"> List&lt; Implementation &gt; list = </text:span></text:span><text:span text:style-name="Source_20_Text"><text:span text:style-name="T16">new</text:span></text:span><text:span text:style-name="Source_20_Text"><text:span text:style-name="T2"> ArrayList&lt; Implementation &gt;();<text:line-break/><text:tab/>list.add( </text:span></text:span><text:span text:style-name="Source_20_Text"><text:span text:style-name="T16">new</text:span></text:span><text:span text:style-name="Source_20_Text"><text:span text:style-name="T2"> Implementation1() );<text:line-break/><text:tab/>list.add( </text:span></text:span><text:span text:style-name="Source_20_Text"><text:span text:style-name="T16">new</text:span></text:span><text:span text:style-name="Source_20_Text"><text:span text:style-name="T2"> Implementation2() );<text:line-break/><text:tab/>list.add( </text:span></text:span><text:span text:style-name="Source_20_Text"><text:span text:style-name="T16">new</text:span></text:span><text:span text:style-name="Source_20_Text"><text:span text:style-name="T2"> Implementation3() );<text:line-break/></text:span></text:span><text:span text:style-name="Source_20_Text"><text:span text:style-name="T2"><text:tab/></text:span></text:span><text:span text:style-name="Source_20_Text"><text:span text:style-name="T6">list.add( </text:span></text:span><text:span text:style-name="Source_20_Text"><text:span text:style-name="T17">new</text:span></text:span><text:span text:style-name="Source_20_Text"><text:span text:style-name="T6"> Implementation4() );<text:line-break/></text:span></text:span><text:span text:style-name="Source_20_Text"><text:span text:style-name="T2"><text:tab/></text:span></text:span><text:span text:style-name="Source_20_Text"><text:span text:style-name="T16">return</text:span></text:span><text:span text:style-name="Source_20_Text"><text:span text:style-name="T2"> list;<text:line-break/>}</text:span></text:span></text:p>
      <text:p text:style-name="P3"/>
      <text:p text:style-name="P3"><text:span text:style-name="T13">You can test this out now by running</text:span> <text:line-break/><text:tab/><text:span text:style-name="Source_20_Text">com.steelypip.appginger.codegen.Main.main()</text:span><text:span text:style-name="T15">.</text:span><text:span text:style-name="T12"> <text:line-break/></text:span><text:span text:style-name="T13">This will create two new files in the </text:span><text:span text:style-name="Source_20_Text"><text:span text:style-name="T14">${GINGER}/apps/automatic/machine</text:span></text:span><text:span text:style-name="T13"> directory.</text:span></text:p>
      <text:list xml:id="list554913668" text:style-name="L1">
        <text:list-item>
          <text:p text:style-name="P9">instruction_set4.cpp.auto</text:p>
        </text:list-item>
        <text:list-item>
          <text:p text:style-name="P10">machine4.cpp.auto</text:p>
        </text:list-item>
      </text:list>
      <text:p text:style-name="Standard"/>
      <text:p text:style-name="Standard">You can take a look at these files to see what actually gets generated.</text:p>
      <text:h text:style-name="Heading_20_2" text:outline-level="2">Adding Handwritten C++ Files</text:h>
      <text:p text:style-name="Standard">These generated files don't get included in the build directly. They have to be #include'd by handwritten files. There need to be 4 such files.</text:p>
      <text:list xml:id="list857575916" text:style-name="L2">
        <text:list-item>
          <text:p text:style-name="P11">${APPGINGER}/cpp/instruction_set4.cpp</text:p>
        </text:list-item>
        <text:list-item>
          <text:p text:style-name="P11">${APPGINGER}/cpp/machine4.cpp</text:p>
        </text:list-item>
        <text:list-item>
          <text:p text:style-name="P11">${APPGINGER}/hpp/instruction_set4.hpp</text:p>
        </text:list-item>
        <text:list-item>
          <text:p text:style-name="P11">${APPGINGER}/hpp/machine4.hpp</text:p>
        </text:list-item>
      </text:list>
      <text:p text:style-name="Standard">I created these by copying from the implementation #1 versions.</text:p>
      <text:p text:style-name="Standard"><text:span text:style-name="Source_20_Text">% cd ${APPGINGER}/cpp<text:line-break/>% cp instruction_set1.cpp instruction_set4.cpp<text:line-break/>% cp machine1.cpp machine4.cpp<text:line-break/>% cd ../hpp<text:line-break/>% cp instruction_set1.hpp instruction_set4.hpp<text:line-break/>% cp machine1.hpp machine4.hpp</text:span></text:p>
      <text:p text:style-name="Standard">I then edited these new files to swap the '1's to the 4's' so as to fully separate the new and old implementations.</text:p>
      <text:h text:style-name="Heading_20_2" text:outline-level="2">Add --engine=4 Option to Select the New Engine</text:h>
      <text:p text:style-name="Standard">The –engine (or -E) option is implemented by the C++ method<text:line-break/><text:tab/><text:span text:style-name="Source_20_Text">AppContext::newMachine()</text:span>. <text:line-break/>I opened up <text:line-break/><text:tab/><text:span text:style-name="Source_20_Text">${APPGINGER}/cpp/appcontext.cpp</text:span> <text:line-break/>and added a new case.</text:p>
      <text:p text:style-name="Standard"><text:span text:style-name="Source_20_Text">MachineClass * AppContext::newMachine() {<text:line-break/> <text:s text:c="2"/>switch ( this-&gt;machine_impl_num ) {<text:line-break/> <text:s text:c="7"/>case 1: return new Machine1( *this );<text:line-break/> <text:s text:c="7"/>case 2: return new Machine2( *this );<text:line-break/></text:span><text:soft-page-break/><text:span text:style-name="Source_20_Text"> <text:s text:c="7"/>case 3: return new Machine3( *this );<text:line-break/> <text:s text:c="7"/></text:span><text:span text:style-name="Source_20_Text"><text:span text:style-name="T19">case 4: return new Machine4( *this );</text:span></text:span><text:span text:style-name="Source_20_Text"><text:line-break/> <text:s text:c="7"/>default: {<text:line-break/> <text:s text:c="11"/>cerr &lt;&lt; <text:s/>"Invalid implementation ( ….<text:line-break/> <text:s text:c="11"/>break;<text:line-break/> <text:s text:c="7"/>}<text:line-break/> <text:s text:c="3"/>}<text:line-break/></text:span><text:span text:style-name="Source_20_Text"> }</text:span></text:p>
      <text:p text:style-name="Standard"/>
      <text:h text:style-name="Heading_20_2" text:outline-level="2">Perform a Preliminary Build</text:h>
      <text:p text:style-name="Standard">Add the new handwritten files to the $(OBJS) variable in the <text:line-break/><text:tab/><text:span text:style-name="Source_20_Text">${APPGINGER}/cpp/Makefile.in</text:span> <text:line-break/>configuration. I needed to remake the Makefile after this (or cheat and hand-edit the Makefile.) Here's the relevant added line.</text:p>
      <text:p text:style-name="Standard"><text:span text:style-name="Source_20_Text"><text:tab/>machine3.o instruction_set3.o \<text:line-break/> </text:span><text:span text:style-name="Source_20_Text"><text:span text:style-name="T19"><text:tab/>machine4.o instruction_set4.o \ </text:span></text:span><text:span text:style-name="Source_20_Text"><text:line-break/><text:tab/>appcontext.o \ </text:span></text:p>
      <text:p text:style-name="Standard"/>
      <text:p text:style-name="Standard">Then built the new implementation via <text:span text:style-name="Source_20_Text">make all</text:span> command.</text:p>
      <text:p text:style-name="Standard"><text:span text:style-name="Source_20_Text">% make</text:span></text:p>
      <text:p text:style-name="Standard">If all goes well the two new implementation files <text:span text:style-name="Source_20_Text">instruction_set4.cpp</text:span> and <text:span text:style-name="Source_20_Text">machine4.cpp</text:span> are compiled and linked. [In actual fact I made a mistake first time around and one of the key #includes referenced <text:span text:style-name="Source_20_Text">instruction_set1.hpp</text:span>, so there was no class <text:span text:style-name="Source_20_Text">InstructionSet4</text:span> and the compilation failed. Changing that '1' to a '4' fixed it all.]</text:p>
      <text:h text:style-name="Heading_20_1" text:outline-level="1">How to Make a Engine</text:h>
      <text:h text:style-name="Heading_20_2" text:outline-level="2">The Instruction Format</text:h>
      <text:p text:style-name="Standard">What we are actually designing is precisely the core of a virtual machine: the part that fetches and executes individual instructions. The actual instruction bodies are defined inside very short C++ fragments in the folder <text:line-break/><text:tab/><text:span text:style-name="Source_20_Text">${GINGER}/instruction_set/</text:span></text:p>
      <text:p text:style-name="Standard">When inserted into a function object, each instruction has its own set format. But this always starts withan initial <text:span text:style-name="T1">Special</text:span><text:span text:style-name="T20"> field whose width is a word (32 or 64 bits depending on the compilation flag) followed by a sequence of data items of the same width. The type of </text:span><text:span text:style-name="T1">Special</text:span><text:span text:style-name="T20"> is completely private to the implementation.</text:span></text:p>
      <text:p text:style-name="Standard">The <text:span text:style-name="T1">Special</text:span><text:span text:style-name="T20"> field of an instruction is not inspected by the garbage collector, so it can be a raw, untagged value. </text:span></text:p>
      <text:h text:style-name="P5" text:outline-level="2">Defining the Instruction Set for the Engine</text:h>
      <text:p text:style-name="Standard"><text:span text:style-name="T20">Each new engine has a derived class of InstructionSet. The purpose of this </text:span><text:soft-page-break/><text:span text:style-name="T20">object is to provide a standard way for the code-planting module to get the instructions. This is done by the rather ugly device of having a member for each instruction.</text:span></text:p>
      <text:p text:style-name="Standard"><text:span text:style-name="T20">For instance, the instruction for adding two numbers is called “add”. It has a unique code-number </text:span><text:span text:style-name="Source_20_Text"><text:span text:style-name="T20">vmc_add</text:span></text:span><text:span text:style-name="T20">, which is one way of referring to it, and a member </text:span><text:span text:style-name="Source_20_Text"><text:span text:style-name="T20">InstructionSet::spc_add</text:span></text:span><text:span text:style-name="T20"> of type </text:span><text:span text:style-name="Source_20_Text"><text:span text:style-name="T20">Ref</text:span></text:span><text:span text:style-name="T20">.</text:span></text:p>
      <text:p text:style-name="Standard"><text:span text:style-name="T20">The instruction set for our new engine will be </text:span><text:span text:style-name="Source_20_Text"><text:span text:style-name="T20">InstructionSet4</text:span></text:span><text:span text:style-name="T20"> and it will inherit from </text:span><text:span text:style-name="Source_20_Text"><text:span text:style-name="T20">InstructionSet</text:span></text:span><text:span text:style-name="T20">.</text:span></text:p>
      <text:h text:style-name="P5" text:outline-level="2">Defining the Execute Loop</text:h>
      <text:p text:style-name="Standard"><text:span text:style-name="T20">Also each new engine has a derived class of Machine that defines the main execute loop as a method. As an example, Engine #1 defines <text:line-break/></text:span><text:span text:style-name="Source_20_Text"><text:span text:style-name="T20"><text:tab/>void Machine1::execute( Ref * PC ) { ...</text:span></text:span></text:p>
      <text:p text:style-name="Standard"><text:span text:style-name="T20">This loop takes the virtual program counter as an argument, which will be pointing to the first instruction of the top-level function, and starts executing it. The execution should continue indefinitely; the loop is only stopped by an exception being thrown.</text:span></text:p>
      <text:h text:style-name="Heading_20_1" text:outline-level="1"><text:span text:style-name="T20">Implementing the New Engine</text:span></text:h>
      <text:h text:style-name="P5" text:outline-level="2">Design of a Byte Coded Machine</text:h>
      <text:p text:style-name="Standard"><text:span text:style-name="T20">Our byte coded machine needs to have a top-level loop that looks something like this, where r is a reference to a function object in the heap.</text:span></text:p>
      <text:p text:style-name="Standard"><text:span text:style-name="Source_20_Text"><text:span text:style-name="T20">void Machine4::execute( Ref r ) {<text:line-break/><text:tab/>Ref * PC = this-&gt;setUpPC( r );<text:line-break/><text:tab/>for (;;) {<text:line-break/><text:tab/><text:tab/>Special code = (Special)(*PC);<text:line-break/><text:tab/><text:tab/>switch ( code ) {<text:line-break/><text:tab/><text:tab/><text:tab/>case &lt;INSTRUCTION CODE #1&gt;: <text:line-break/><text:tab/><text:tab/><text:tab/>{<text:line-break/><text:tab/><text:tab/><text:tab/><text:tab/>&lt;INSTRUCTION BODY #1&gt;<text:line-break/><text:tab/><text:tab/><text:tab/>}; <text:line-break/><text:tab/><text:tab/><text:tab/>break;<text:line-break/><text:tab/><text:tab/><text:tab/>case &lt;INSTRUCTION CODE #2&gt;: <text:line-break/><text:tab/><text:tab/><text:tab/>{<text:line-break/><text:tab/><text:tab/><text:tab/><text:tab/>&lt;INSTRUCTION BODY #3&gt;<text:line-break/><text:tab/><text:tab/><text:tab/>}; <text:line-break/><text:tab/><text:tab/><text:tab/>break;<text:line-break/><text:tab/><text:tab/><text:tab/></text:span></text:span><text:span text:style-name="Source_20_Text"><text:span text:style-name="T1">etc etc etc</text:span></text:span><text:span text:style-name="Source_20_Text"><text:span text:style-name="T20"><text:line-break/><text:tab/><text:tab/>}<text:line-break/><text:tab/>}<text:line-break/><text:tab/>throw "This never happens"<text:line-break/>}</text:span></text:span></text:p>
      <text:p text:style-name="P12"/>
      <text:p text:style-name="Standard"><text:span text:style-name="T20">So we have to decide where those small integer instruction codes are going to come from. There's a very obvious choice, which is the codes used by the </text:span><text:soft-page-break/><text:span text:style-name="T20">code-planting interface. These are an enum defined in <text:line-break/><text:tab/></text:span><text:span text:style-name="Source_20_Text"><text:span text:style-name="T20">${APPGINGER}/hpp/instruction.hpp</text:span></text:span><text:span text:style-name="T20">. <text:line-break/>You'll need to chase through to <text:line-break/><text:tab/></text:span><text:span text:style-name="Source_20_Text"><text:span text:style-name="T20">${GINGER}/automatic/machine/instruction.hpp.auto</text:span></text:span><text:span text:style-name="T20"> <text:line-break/>to see the actual enum values, as they are generated by the Java codegen we ran earlier! The complete enum, after preprocessing, looks something like this:</text:span></text:p>
      <text:p text:style-name="Standard"><text:span text:style-name="Source_20_Text"><text:span text:style-name="T20">enum Instruction {<text:line-break/><text:tab/>vmc_add,<text:line-break/><text:tab/>vmc_decr,<text:line-break/><text:tab/>vmc_div,<text:line-break/><text:tab/>vmc_eq,<text:line-break/><text:tab/>vmc_neq,<text:line-break/><text:tab/>vmc_gt,<text:line-break/><text:tab/></text:span></text:span><text:span text:style-name="Source_20_Text"><text:span text:style-name="T1">etc etc </text:span></text:span><text:span text:style-name="Source_20_Text"><text:span text:style-name="T20"><text:line-break/>};</text:span></text:span></text:p>
      <text:p text:style-name="P12"/>
      <text:p text:style-name="Standard"><text:span text:style-name="T20">So that gives us the appropriate typedef for Special. We will need to include the header file </text:span><text:span text:style-name="Source_20_Text"><text:span text:style-name="T20">"instructions.hpp"</text:span></text:span><text:span text:style-name="T20"> too for this to compile, because that is where the type </text:span><text:span text:style-name="Source_20_Text"><text:span text:style-name="T20">enum Instruction</text:span></text:span><text:span text:style-name="T20"> is defined.<text:line-break/><text:tab/></text:span><text:span text:style-name="Source_20_Text"><text:span text:style-name="T20">typedef Instruction Special;</text:span></text:span></text:p>
      <text:h text:style-name="P5" text:outline-level="2">Splitting the Labour for the Instruction Set</text:h>
      <text:p text:style-name="P12">We now have to decide what will be automatically generated for us and what will be hand-coded. My own preference is to hand-code everything that is not too tedious to write, as that gives me more control over fine-tuning performance.</text:p>
      <text:p text:style-name="P12">The instruction set for this byte coded machine has to set up the spc_&lt;name&gt; members of the InstructionSet4 class. There are a couple of ways that this might be done but the easiest way is to set these members up in the constructor of InstructionSet4.</text:p>
      <text:p text:style-name="P12">My approach here is to arrange that the automatically generated code populates the body of the constructor. The top and tail could be automated but I am happy to keep that under my control.</text:p>
      <text:p text:style-name="P12"><text:span text:style-name="Source_20_Text">// <text:s/>${GINGER}/cpp/instruction_set4.cpp<text:line-break/>InstructionSet4::InstructionSet4() {<text:line-break/><text:tab/>#include "instruction_set4.cpp.auto"<text:line-break/>}</text:span></text:p>
      <text:p text:style-name="P12"/>
      <text:p text:style-name="P12">The Java code for generating the body has to churn out a sequence of assignments like this:</text:p>
      <text:p text:style-name="P12"><text:span text:style-name="Source_20_Text"><text:tab/>this-&gt;spc_add = (Ref)vmc_add;<text:line-break/><text:tab/>this-&gt;spc_decr = (Ref)vmc_decr;<text:line-break/><text:tab/>this-&gt;spc_div = (Ref)vmc_div;<text:line-break/><text:tab/>this-&gt;spc_eq = (Ref)vmc_eq;<text:line-break/><text:tab/></text:span><text:span text:style-name="Source_20_Text"><text:span text:style-name="T1">etc etc etc</text:span></text:span><text:line-break/></text:p>
      <text:p text:style-name="P12"><text:soft-page-break/>Here's how the Java code generator worked.</text:p>
      <text:p text:style-name="P13"><text:span text:style-name="Source_20_Text"><text:span text:style-name="T24">@Override<text:line-break/></text:span></text:span><text:span text:style-name="Source_20_Text"><text:span text:style-name="T16">public</text:span></text:span><text:span text:style-name="Source_20_Text"><text:span text:style-name="T2"> </text:span></text:span><text:span text:style-name="Source_20_Text"><text:span text:style-name="T16">void</text:span></text:span><text:span text:style-name="Source_20_Text"><text:span text:style-name="T2"> generateInstructionSetNthCPP( PrintWriter output ) {<text:line-break/><text:tab/></text:span></text:span><text:span text:style-name="Source_20_Text"><text:span text:style-name="T16">for</text:span></text:span><text:span text:style-name="Source_20_Text"><text:span text:style-name="T2"> ( Instruction inst : </text:span></text:span><text:span text:style-name="Source_20_Text"><text:span text:style-name="T16">this</text:span></text:span><text:span text:style-name="Source_20_Text"><text:span text:style-name="T2">.instructions() ) {<text:line-break/><text:tab/><text:tab/></text:span></text:span><text:span text:style-name="Source_20_Text"><text:span text:style-name="T16">final</text:span></text:span><text:span text:style-name="Source_20_Text"><text:span text:style-name="T2"> String name = inst.getName();<text:line-break/><text:tab/><text:tab/>output.format( </text:span></text:span><text:span text:style-name="Source_20_Text"><text:span text:style-name="T22">"this-&gt;spc_%s = (Ref)vmc_%s;\n"</text:span></text:span><text:span text:style-name="Source_20_Text"><text:span text:style-name="T2">, name, name );</text:span></text:span></text:p>
      <text:p text:style-name="P15"><text:span text:style-name="Source_20_Text"><text:tab/>}</text:span></text:p>
      <text:p text:style-name="P15"><text:span text:style-name="Source_20_Text">}</text:span></text:p>
      <text:p text:style-name="P12"/>
      <text:h text:style-name="P5" text:outline-level="2">Splitting the Labour for the Execute Loop</text:h>
      <text:p text:style-name="Standard"><text:span text:style-name="T20">I take the same hybrid hand/automated approach for the execute loop. And I have chosen to only automatically generate the cases of the loop. So my implementation of the Machine4 class looks something like this.</text:span></text:p>
      <text:p text:style-name="P12">Firstly need to define the “engine macros” used by the instructions. These crucial macros have to go in the file where the instructions code is inserted – in this case into machine4.cpp. Getting these right is essential. In this case we need to interpret RETURN as a goto the start of the execution loop.</text:p>
      <text:p text:style-name="P12">[Why a goto? Because a break is not good enough. A RETURN may be written inside a C++ loop or switch. This was my third coding error, incidentally!]</text:p>
      <text:p text:style-name="Standard"><text:span text:style-name="Source_20_Text"><text:span text:style-name="T20">// ${GINGER}/cpp/machine4.cpp</text:span></text:span></text:p>
      <text:p text:style-name="Standard"><text:span text:style-name="Source_20_Text"><text:span text:style-name="T20">#define FREEZE<text:line-break/>#define MELT <text:line-break/>#define vm <text:tab/><text:tab/>this <text:line-break/>#define VMLINK <text:tab/>( vm-&gt;link ) <text:line-break/>#define VMSP<text:tab/>( vm-&gt;sp ) <text:line-break/>#define VMVP<text:tab/>( vm-&gt;vp ) <text:line-break/>#define VMCOUNT<text:tab/>( vm-&gt;count ) <text:line-break/>#define VMLINKFUNC <text:tab/>( vm-&gt;func_of_link ) <text:line-break/>#define VMPCFUNC<text:tab/>( vm-&gt;func_of_program_counter ) <text:line-break/></text:span></text:span><text:span text:style-name="Source_20_Text"><text:span text:style-name="T21">#define RETURN( e ) <text:tab/>{ pc = e; goto execute_loop; }</text:span></text:span><text:span text:style-name="Source_20_Text"><text:span text:style-name="T20"> </text:span></text:span></text:p>
      <text:p text:style-name="Standard"><text:span text:style-name="Source_20_Text"><text:span text:style-name="T20">typedef Instruction Special;<text:line-break/> <text:line-break/>Machine4::Machine4( AppContext &amp; g ) :MachineClass( g ) {}<text:line-break/><text:line-break/>void Machine4::execute( Ref r ) {<text:line-break/><text:tab/>Ref * PC = this-&gt;setUpPC( r );<text:line-break/><text:tab/>execute_loop: {// <text:line-break/><text:tab/><text:tab/>Special code = (Special)( *PC );<text:line-break/><text:tab/><text:tab/>switch ( code ) { <text:line-break/><text:tab/><text:tab/><text:tab/>#include "machine4.cpp.auto" <text:line-break/><text:tab/><text:tab/><text:tab/>default: <text:line-break/><text:tab/><text:tab/><text:tab/><text:tab/>throw SystemError( "Invalid instruction" ); <text:line-break/><text:tab/><text:tab/>}</text:span></text:span></text:p>
      <text:p text:style-name="Standard"><text:span text:style-name="Source_20_Text"><text:span text:style-name="T20"><text:tab/><text:tab/>throw SystemError( "Instructions may not fall thru" );<text:line-break/><text:tab/>}<text:line-break/>}</text:span></text:span></text:p>
      <text:p text:style-name="P12"><text:soft-page-break/></text:p>
      <text:p text:style-name="Standard"><text:span text:style-name="T20">As it happens we do not require any adjustment of the Machine4 class header file, simply because we don't need to define any extra methods.</text:span></text:p>
      <text:p text:style-name="P12">Now we need to fix up the Java code generator for this new machine. For each instruction we want to generate a case statement in the body of the machine loop. </text:p>
      <text:p text:style-name="Standard"><text:span text:style-name="Source_20_Text"><text:span text:style-name="T18">public</text:span></text:span><text:span text:style-name="Source_20_Text"><text:span text:style-name="T7"> generateImplementationCPP( PrintWriter output ) {<text:line-break/><text:tab/></text:span></text:span><text:span text:style-name="Source_20_Text"><text:span text:style-name="T18">for</text:span></text:span><text:span text:style-name="Source_20_Text"><text:span text:style-name="T7"> ( Instruction inst : </text:span></text:span><text:span text:style-name="Source_20_Text"><text:span text:style-name="T18">this</text:span></text:span><text:span text:style-name="Source_20_Text"><text:span text:style-name="T7">.instructions() ) {<text:line-break/><text:tab/><text:tab/>output.format( </text:span></text:span><text:span text:style-name="Source_20_Text"><text:span text:style-name="T23">"case vmc_%s: {\n"</text:span></text:span><text:span text:style-name="Source_20_Text"><text:span text:style-name="T7">, inst.getName() );<text:line-break/><text:tab/><text:tab/>inst.generateBody( output, 1 );<text:line-break/><text:tab/><text:tab/>output.format( </text:span></text:span><text:span text:style-name="Source_20_Text"><text:span text:style-name="T23">"}; break;\n\n"</text:span></text:span><text:span text:style-name="Source_20_Text"><text:span text:style-name="T7"> );<text:line-break/><text:tab/>}<text:line-break/>}</text:span></text:span><text:span text:style-name="Source_20_Text"><text:span text:style-name="T8"><text:line-break/></text:span></text:span></text:p>
      <text:h text:style-name="P6" text:outline-level="1"><text:span text:style-name="T10">Testing</text:span></text:h>
      <text:p text:style-name="P14"><text:span text:style-name="T10">At this point everything was compiling nice and working with some informal tests. So it was time make a clean build and to run it through the functional tests.</text:span></text:p>
      <text:p text:style-name="P14"><text:span text:style-name="Source_20_Text"><text:span text:style-name="T10">% cd ${APPGINGER}/cpp<text:line-break/>% make clean<text:line-break/>% make<text:line-break/>% cd ${APPGINGER}/functests<text:line-break/>$ vi Makefile // edit the makefile to add the -m4 flag!<text:line-break/>% make clean; make check</text:span></text:span></text:p>
      <text:p text:style-name="P14"><text:span text:style-name="T10">If all is well this will give a clean run. Which it did (second time through!)</text:span></text:p>
      <text:h text:style-name="Heading_20_1" text:outline-level="1"><text:span text:style-name="T11">Summary</text:span></text:h>
      <text:p text:style-name="P7"><text:span text:style-name="T10">Adding another engine to the AppGinger interpreter is a straightforward task, although somewhat inelegant and having plenty of pitfalls. It does mean a fair amount of hopping from Java to C++ too.</text:span></text:p>
      <text:p text:style-name="P7"><text:span text:style-name="T10">The entire process of writing this Engine #4 and also documenting the process took a total of around five hours – more than three of which were writing the documentation. I made two simple mistakes which were fairly easily fixed and a third one that was much more subtle.</text:span></text:p>
      <text:p text:style-name="P7"><text:span text:style-name="T10">My first mistake was failing to correctly clone the Engine #1, leaving a stray reference to the old instruction set. This quickly showed up as a missing definition for the class InstructionSet4. This cloning process could easily be scripted but it seems unlikely to be worth it.</text:span></text:p>
      <text:p text:style-name="P7"><text:span text:style-name="T10">My second mistake was failing to include the engine-macros in the correct place. In the case of Engine #1, they naturally go with the instruction set because the-instruction bodies are in-lined there. But in Engine #4 the instruction bodies get inlined with the execute code. The engine-macros are inadequately documented at the time of writing.</text:span></text:p>
      <text:p text:style-name="P7"><text:span text:style-name="T10">My last mistake was trying to code up RETURN using a break instead of a goto. That was a bad mistake and I fortunately discovered it when I ran the </text:span><text:soft-page-break/><text:span text:style-name="T10">functional tests! Correcting it took a couple of minutes as I luckily guessed what the problem was by staring at the code in <text:line-break/><text:tab/></text:span><text:span text:style-name="Source_20_Text"><text:span text:style-name="T10">${GINGER}/instruction_set/invoke.icc</text:span></text:span><text:span text:style-name="T10"><text:line-break/>as I knew that was the origin of the error. I asked myself how I could have executed the invoke_error function and mentally expanded out the macros – and so discovered the mistak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ucida 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1-11-10T23:56:50</meta:creation-date>
    <dc:date>2011-11-12T01:39:38</dc:date>
    <dc:creator>Stephen Leach</dc:creator>
    <meta:editing-duration>P1DT1H28M56S</meta:editing-duration>
    <meta:editing-cycles>102</meta:editing-cycles>
    <meta:generator>LibreOffice/3.4$Unix LibreOffice_project/340m1$Build-302</meta:generator>
    <meta:document-statistic meta:table-count="0" meta:image-count="0" meta:object-count="0" meta:page-count="8" meta:paragraph-count="89" meta:word-count="1967" meta:character-count="12672" meta:non-whitespace-character-count="10557"/>
  </office:meta>
</office:document-meta>
</file>